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4063" officeooo:paragraph-rsid="00014063"/>
    </style:style>
    <style:style style:name="P2" style:family="paragraph" style:parent-style-name="Standard">
      <style:text-properties officeooo:rsid="0002c790" officeooo:paragraph-rsid="0002c790"/>
    </style:style>
    <style:style style:name="P3" style:family="paragraph" style:parent-style-name="Standard">
      <style:text-properties officeooo:rsid="0002c790" officeooo:paragraph-rsid="00034b1d"/>
    </style:style>
    <style:style style:name="P4" style:family="paragraph" style:parent-style-name="Standard">
      <style:text-properties officeooo:rsid="0002c790" officeooo:paragraph-rsid="00045bea"/>
    </style:style>
    <style:style style:name="P5" style:family="paragraph" style:parent-style-name="Standard">
      <style:text-properties officeooo:rsid="00034b1d" officeooo:paragraph-rsid="00034b1d"/>
    </style:style>
    <style:style style:name="P6" style:family="paragraph" style:parent-style-name="Standard" style:list-style-name="L2">
      <style:text-properties officeooo:rsid="00034b1d" officeooo:paragraph-rsid="00034b1d"/>
    </style:style>
    <style:style style:name="P7" style:family="paragraph" style:parent-style-name="Standard">
      <style:text-properties officeooo:rsid="00045bea" officeooo:paragraph-rsid="00045bea"/>
    </style:style>
    <style:style style:name="P8" style:family="paragraph" style:parent-style-name="Standard" style:list-style-name="L2">
      <style:text-properties officeooo:rsid="00045bea" officeooo:paragraph-rsid="00045bea"/>
    </style:style>
    <style:style style:name="T1" style:family="text">
      <style:text-properties officeooo:rsid="00034b1d"/>
    </style:style>
    <style:style style:name="T2" style:family="text">
      <style:text-properties officeooo:rsid="00045b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Access computing and communication resources only when authorized to do so.</text:p>
      <text:p text:style-name="P1"/>
      <text:p text:style-name="P1"/>
      <text:p text:style-name="P2">Theft or destruction of tangible and electronic property is prohibited by imperative 1.2 - "Avoid harm to others." Trespassing and unauthorized use of a computer or communication system is addressed by this imperative. Trespassing includes accessing communication networks and computer systems, or accounts and/or files associated with those systems, without explicit authorization to do so. Individuals and organizations have the right to restrict access to their systems so long as they do not violate the discrimination principle (see 1.4). No one should enter or use another's computer system, software, or data files without permission. One must always have appropriate approval before using system resources, including communication ports, file space, other system peripherals, and computer time.</text:p>
      <text:p text:style-name="P2"/>
      <text:p text:style-name="P2"/>
      <text:p text:style-name="P7">This paragraph emphasize that no one can have access and/or to any commutation resources (hardware, software, network, a building that holds the facility) without permission.</text:p>
      <text:p text:style-name="P5"/>
      <text:p text:style-name="P2">According to the former article of this code (imperative 1.2), <text:span text:style-name="T1">no one</text:span> can steal, <text:span text:style-name="T1">damage</text:span> or negatively manipulate electronic hardware and/or software. In addition, any <text:span text:style-name="T1">unauthorized </text:span>access to a computer network <text:span text:style-name="T2">and/</text:span>or communication system is prohibited. This also includes any access to communication networks without any explicit permission. <text:span text:style-name="T2">So, make sure to have the proper permission before accessing the commuter resources.</text:span></text:p>
      <text:p text:style-name="P4">All <text:span text:style-name="T1">institutions</text:span> and organizations can control the <text:span text:style-name="T1">way people can </text:span>access to their systems as long as it is in compliance with the discrimination principle of this code (i.e. <text:span text:style-name="T1">sex, race, religion, age, disability, nationality or other factors like these should NOT change the chance of people in using commuter resources). Together with the other articles of this code, even if such limited access level is not defined by companies, one needs to obtain the permission of the owners before using any computer hardware and/or software. This includes all data files, communication facilities, networks, disk spaces, computer time and other resources related to computation.</text:span></text:p>
      <text:p text:style-name="P7">In summary, make sure to have the proper permissions before accessing to any computer system which you do not have its ownership. </text:p>
      <text:p text:style-name="P3"/>
      <text:p text:style-name="P5">Example<text:span text:style-name="T2">s</text:span>: <text:span text:style-name="T2">According to this imperative, these are all prohibited</text:span></text:p>
      <text:list xml:id="list536717755236946484" text:style-name="L2">
        <text:list-item>
          <text:p text:style-name="P6"><text:span text:style-name="T2">U</text:span>nauthorized access to <text:span text:style-name="T2">an institution</text:span> network in order to steal some<text:span text:style-name="T2">one's</text:span> data/information</text:p>
        </text:list-item>
        <text:list-item>
          <text:p text:style-name="P6">Distributing a software without respecting its copy right terms and conditions </text:p>
        </text:list-item>
        <text:list-item>
          <text:p text:style-name="P6">Hacking <text:span text:style-name="T2">a</text:span> bank<text:span text:style-name="T2">ing</text:span> network in order to <text:span text:style-name="T2">transfer </text:span>money from one account to another</text:p>
        </text:list-item>
        <text:list-item>
          <text:p text:style-name="P6">Damaging <text:span text:style-name="T2">UH</text:span> computer systems </text:p>
        </text:list-item>
        <text:list-item>
          <text:p text:style-name="P8">Trying to access the CIA network in order to distribute the confidential information in Wikileaks </text:p>
        </text:list-item>
      </text:list>
      <text:p text:style-name="P5"/>
      <text:p text:style-name="P5"/>
      <text:p text:style-name="P5"/>
      <text:p text:style-name="P5"/>
      <text:p text:style-name="P5"/>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23:16:14.964105749</meta:creation-date>
    <dc:date>2015-08-31T00:09:13.254422210</dc:date>
    <meta:editing-duration>PT35S</meta:editing-duration>
    <meta:editing-cycles>2</meta:editing-cycles>
    <meta:generator>LibreOffice/4.3.7.2$Linux_X86_64 LibreOffice_project/430m0$Build-2</meta:generator>
    <meta:document-statistic meta:table-count="0" meta:image-count="0" meta:object-count="0" meta:page-count="1" meta:paragraph-count="12" meta:word-count="409" meta:character-count="2723" meta:non-whitespace-character-count="2327"/>
  </office:meta>
</office:document-meta>
</file>